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ILE HEADER COMMENT</text:span></text:p>
      <text:p text:style-name="Preformatted_20_Text"><text:span text:style-name="T1">/</text:span><text:span text:style-name="T2">/ File: <text:s text:c="8"/>[File name]</text:span></text:p>
      <text:p text:style-name="Preformatted_20_Text">// Created: <text:s text:c="5"/>[yyyy/mm/dd creation date]</text:p>
      <text:p text:style-name="Preformatted_20_Text">// Last Changed: $Date: 2000/08/09 15:15:25 $</text:p>
      <text:p text:style-name="Preformatted_20_Text">// Author: <text:s text:c="6"/>&lt;A HREF="mailto:[Email address]"&gt;[Name]&lt;/A&gt;</text:p>
      <text:p text:style-name="Preformatted_20_Text">//</text:p>
      <text:p text:style-name="Preformatted_20_Text">// This code is copyright (c) 2000 Vanderbilt University Medical Center</text:p>
      <text:p text:style-name="Preformatted_20_Text">// </text:p>
      <text:p text:style-name="Preformatted_20_Text">// History:</text:p>
      <text:p text:style-name="Preformatted_20_Text">// <text:s/>$Log: javaCodingStd.html,v $</text:p>
      <text:p text:style-name="Preformatted_20_Text">// <text:s/>Revision 1.1.1.1 <text:s/>2000/08/09 15:15:25 <text:s/>adamkmy</text:p>
      <text:p text:style-name="Preformatted_20_Text">// <text:s/>initial impound</text:p>
      <text:p text:style-name="P2">//</text:p>
      <text:p text:style-name="P1"/>
      <text:p text:style-name="Preformatted_20_Text"><text:span text:style-name="T1">CLASS JAVADOC COMMENT</text:span></text:p>
      <text:p text:style-name="Preformatted_20_Text"><text:span text:style-name="T2">/** Represents an employee.</text:span></text:p>
      <text:p text:style-name="Preformatted_20_Text"><text:s/>* @author Doug Lowe</text:p>
      <text:p text:style-name="Preformatted_20_Text"><text:s/>* @author www.LoweWriter.com</text:p>
      <text:p text:style-name="Preformatted_20_Text"><text:s/>* @version 1.5</text:p>
      <text:p text:style-name="Preformatted_20_Text"><text:s/>* @since 1.0</text:p>
      <text:p text:style-name="P2">*/</text:p>
      <text:p text:style-name="P1"/>
      <text:p text:style-name="P1"/>
      <text:p text:style-name="Preformatted_20_Text"><text:span text:style-name="T1">METHOD JAVADOC COMMENT</text:span></text:p>
      <text:p text:style-name="Preformatted_20_Text">/**</text:p>
      <text:p text:style-name="Preformatted_20_Text"><text:s/>* Returns an Image object that can then be painted on the screen. </text:p>
      <text:p text:style-name="Preformatted_20_Text"><text:s/>* The url argument must specify an absolute <text:a xlink:type="simple" xlink:href="http://www.oracle.com/technetwork/java/javase/documentation/index-137868.html#{@link}" text:style-name="Internet_20_link" text:visited-style-name="Visited_20_Internet_20_Link"><text:span text:style-name="Internet_20_link">{@link URL}</text:span></text:a>. The name</text:p>
      <text:p text:style-name="Preformatted_20_Text"><text:s/>* argument is a specifier that is relative to the url argument. </text:p>
      <text:p text:style-name="Preformatted_20_Text"><text:s/>* &lt;p&gt;</text:p>
      <text:p text:style-name="Preformatted_20_Text"><text:s/>* This method always returns immediately, whether or not the </text:p>
      <text:p text:style-name="Preformatted_20_Text"><text:s/>* image exists. When this applet attempts to draw the image on</text:p>
      <text:p text:style-name="Preformatted_20_Text"><text:s/>* the screen, the data will be loaded. The graphics primitives </text:p>
      <text:p text:style-name="Preformatted_20_Text"><text:s/>* that draw the image will incrementally paint on the screen. </text:p>
      <text:p text:style-name="Preformatted_20_Text"><text:s/>*</text:p>
      <text:p text:style-name="Preformatted_20_Text"><text:s/>* <text:a xlink:type="simple" xlink:href="http://www.oracle.com/technetwork/java/javase/documentation/index-137868.html#@param" text:style-name="Internet_20_link" text:visited-style-name="Visited_20_Internet_20_Link"><text:span text:style-name="Internet_20_link">@param</text:span></text:a> <text:s/>url <text:s/>an absolute URL giving the base location of the image</text:p>
      <text:p text:style-name="Preformatted_20_Text"><text:s/>* <text:a xlink:type="simple" xlink:href="http://www.oracle.com/technetwork/java/javase/documentation/index-137868.html#@param" text:style-name="Internet_20_link" text:visited-style-name="Visited_20_Internet_20_Link"><text:span text:style-name="Internet_20_link">@param</text:span></text:a> <text:s/>name the location of the image, relative to the url argument</text:p>
      <text:p text:style-name="Preformatted_20_Text"><text:s/>* <text:a xlink:type="simple" xlink:href="http://www.oracle.com/technetwork/java/javase/documentation/index-137868.html#@return" text:style-name="Internet_20_link" text:visited-style-name="Visited_20_Internet_20_Link"><text:span text:style-name="Internet_20_link">@return</text:span></text:a> <text:s text:c="5"/>the image at the specified URL</text:p>
      <text:p text:style-name="Preformatted_20_Text"><text:s/>* <text:a xlink:type="simple" xlink:href="http://www.oracle.com/technetwork/java/javase/documentation/index-137868.html#@see" text:style-name="Internet_20_link" text:visited-style-name="Visited_20_Internet_20_Link"><text:span text:style-name="Internet_20_link">@see</text:span></text:a> <text:s text:c="8"/>Image</text:p>
      <text:p text:style-name="Preformatted_20_Text"><text:s/>*/</text:p>
      <text:p text:style-name="Preformatted_20_Text"><text:s/>public Image getImage(URL url, String name) {</text:p>
      <text:p text:style-name="Preformatted_20_Text"><text:s text:c="8"/>try {</text:p>
      <text:p text:style-name="Preformatted_20_Text"><text:s text:c="12"/>return getImage(new URL(url, name));</text:p>
      <text:p text:style-name="Preformatted_20_Text"><text:s text:c="8"/>} catch (MalformedURLException e) {</text:p>
      <text:p text:style-name="Preformatted_20_Text"><text:s text:c="12"/>return null;</text:p>
      <text:p text:style-name="Preformatted_20_Text"><text:s text:c="8"/>}</text:p>
      <text:p text:style-name="Preformatted_20_Text"><text:s/>}</text:p>
      <text:p text:style-name="P2"><text:s text:c="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2:16:13</meta:creation-date>
    <dc:language>en-US</dc:language>
    <dc:date>2017-12-26T02:30:58</dc:date>
    <meta:editing-cycles>1</meta:editing-cycles>
    <meta:editing-duration>PT14M</meta:editing-duration>
    <meta:generator>LibreOffice/5.1.6.2$Linux_X86_64 LibreOffice_project/10m0$Build-2</meta:generator>
    <meta:document-statistic meta:table-count="0" meta:image-count="0" meta:object-count="0" meta:page-count="1" meta:paragraph-count="44" meta:word-count="222" meta:character-count="1393" meta:non-whitespace-character-count="1097"/>
  </office:meta>
</office:document-meta>
</file>